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Droid Sans Devanagari" svg:font-family="'Droid Sans Devanagari'"/>
    <style:font-face style:name="Droid Sans Fallback" svg:font-family="'Droid Sans Fallback'"/>
    <style:font-face style:name="Liberation Sans" svg:font-family="'Liberation Sans'"/>
    <style:font-face style:name="Symbol" svg:font-family="Symbol"/>
    <style:font-face style:name="Times New Roman" svg:font-family="'Times New Roman'"/>
  </office:font-face-decls>
  <office:automatic-styles>
    <style:style style:name="P1" style:family="paragraph" style:parent-style-name="Standard" style:master-page-name="MasterPage2">
      <style:paragraph-properties fo:margin-top="0mm" fo:margin-bottom="0mm" loext:contextual-spacing="false" fo:line-height="115%" fo:text-align="end" style:justify-single-word="false" style:page-number="auto"/>
      <style:text-properties style:font-name="Times New Roman" fo:font-size="10pt" style:font-name-asian="Times New Roman" style:font-name-complex="Times New Roman"/>
    </style:style>
    <style:style style:name="P2" style:family="paragraph" style:parent-style-name="Standard">
      <style:paragraph-properties fo:margin-top="0mm" fo:margin-bottom="0mm" loext:contextual-spacing="false" fo:line-height="115%"/>
    </style:style>
    <style:style style:name="P3" style:family="paragraph" style:parent-style-name="Standard">
      <style:paragraph-properties fo:margin-top="0mm" fo:margin-bottom="0mm" loext:contextual-spacing="false" fo:line-height="115%" fo:text-align="end" style:justify-single-word="false"/>
      <style:text-properties style:font-name="Times New Roman" fo:font-size="10pt" style:font-name-asian="Times New Roman" style:font-name-complex="Times New Roman"/>
    </style:style>
    <style:style style:name="P4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style:font-name-asian="Times New Roman" style:font-name-complex="Times New Roman"/>
    </style:style>
    <style:style style:name="P5" style:family="paragraph" style:parent-style-name="Standard">
      <style:paragraph-properties fo:margin-top="0mm" fo:margin-bottom="0mm" loext:contextual-spacing="false" fo:line-height="115%" fo:text-align="center" style:justify-single-word="false">
        <style:tab-stops>
          <style:tab-stop style:position="115.01mm"/>
        </style:tab-stops>
      </style:paragraph-properties>
      <style:text-properties style:font-name="Times New Roman" fo:font-size="12pt" style:font-name-asian="Times New Roman" style:font-name-complex="Times New Roman"/>
    </style:style>
    <style:style style:name="P6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style:font-name-asian="Times New Roman" style:font-name-complex="Times New Roman"/>
    </style:style>
    <style:style style:name="P7" style:family="paragraph" style:parent-style-name="Standard">
      <style:paragraph-properties fo:margin-top="0mm" fo:margin-bottom="0mm" loext:contextual-spacing="false" fo:line-height="115%">
        <style:tab-stops>
          <style:tab-stop style:position="115.01mm"/>
        </style:tab-stops>
      </style:paragraph-properties>
      <style:text-properties style:font-name="Times New Roman" fo:font-size="12pt" style:font-name-asian="Times New Roman" style:font-name-complex="Times New Roman"/>
    </style:style>
    <style:style style:name="P8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fo:font-weight="bold" style:font-name-asian="Times New Roman" style:font-name-complex="Times New Roman"/>
    </style:style>
    <style:style style:name="P9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" style:font-name-complex="Times New Roman"/>
    </style:style>
    <style:style style:name="P10" style:family="paragraph" style:parent-style-name="Standard">
      <style:paragraph-properties fo:margin-top="0mm" fo:margin-bottom="0mm" loext:contextual-spacing="false" fo:line-height="115%"/>
      <style:text-properties style:font-name="Times New Roman" fo:font-size="12pt" fo:background-color="#ffff00" style:font-name-asian="Times New Roman" style:font-name-complex="Times New Roman"/>
    </style:style>
    <style:style style:name="P11" style:family="paragraph" style:parent-style-name="Standard">
      <style:paragraph-properties fo:margin-top="0mm" fo:margin-bottom="0mm" loext:contextual-spacing="false" fo:line-height="115%"/>
      <style:text-properties fo:color="#000000" style:text-position="0% 100%" style:font-name="Times New Roman" fo:font-size="12pt" fo:letter-spacing="normal" officeooo:rsid="0011a4a8" officeooo:paragraph-rsid="0011a4a8" style:font-name-asian="Times New Roman" style:font-name-complex="Times New Roman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>
        <style:tab-stops>
          <style:tab-stop style:position="97.53mm"/>
        </style:tab-stops>
      </style:paragraph-properties>
    </style:style>
    <style:style style:name="P14" style:family="paragraph" style:parent-style-name="Standard">
      <style:paragraph-properties fo:line-height="115%" fo:text-align="center" style:justify-single-word="false"/>
      <style:text-properties fo:font-size="9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style:font-name-asian="Times New Roman" style:font-name-complex="Times New Roman"/>
    </style:style>
    <style:style style:name="P16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fo:background-color="#ffff00" style:font-name-asian="Times New Roman" style:font-name-complex="Times New Roman"/>
    </style:style>
    <style:style style:name="P17" style:family="paragraph" style:parent-style-name="Standard">
      <style:paragraph-properties fo:margin-left="12.49mm" fo:margin-right="0mm" fo:margin-top="0mm" fo:margin-bottom="0mm" loext:contextual-spacing="false" fo:line-height="115%" fo:text-indent="0mm" style:auto-text-indent="false"/>
    </style:style>
    <style:style style:name="P18" style:family="paragraph" style:parent-style-name="Standard">
      <style:paragraph-properties fo:margin-left="12.49mm" fo:margin-right="0mm" fo:margin-top="0mm" fo:margin-bottom="0mm" loext:contextual-spacing="false" fo:line-height="115%" fo:text-indent="0mm" style:auto-text-indent="false"/>
      <style:text-properties style:font-name="Times New Roman" fo:font-size="12pt" style:font-name-asian="Times New Roman" style:font-name-complex="Times New Roman"/>
    </style:style>
    <style:style style:name="P19" style:family="paragraph" style:parent-style-name="Standard">
      <style:paragraph-properties fo:margin-left="12.49mm" fo:margin-right="0mm" fo:line-height="115%" fo:text-indent="0mm" style:auto-text-indent="false"/>
      <style:text-properties style:font-name="Times New Roman" fo:font-size="12pt" style:font-name-asian="Times New Roman" style:font-name-complex="Times New Roman"/>
    </style:style>
    <style:style style:name="T1" style:family="text">
      <style:text-properties style:font-name="Times New Roman" fo:font-size="12pt" style:font-name-asian="Times New Roman" style:font-name-complex="Times New Roman"/>
    </style:style>
    <style:style style:name="T2" style:family="text">
      <style:text-properties style:font-name="Times New Roman" fo:font-size="12pt" fo:background-color="#ffff00" loext:char-shading-value="0" style:font-name-asian="Times New Roman" style:font-name-complex="Times New Roman"/>
    </style:style>
    <style:style style:name="T3" style:family="text">
      <style:text-properties style:font-name="Times New Roman" fo:font-size="12pt" officeooo:rsid="0011a4a8" fo:background-color="#ffff00" loext:char-shading-value="0" style:font-name-asian="Times New Roman" style:font-name-complex="Times New Roman"/>
    </style:style>
    <style:style style:name="T4" style:family="text">
      <style:text-properties style:font-name="Times New Roman" fo:font-size="12pt" fo:background-color="#ffff00" loext:char-shading-value="0" style:font-name-asian="Times New Roman" style:font-name-complex="Times New Roman"/>
    </style:style>
    <style:style style:name="T5" style:family="text">
      <style:text-properties style:font-name="Symbol" fo:font-size="12pt" style:font-name-asian="Symbol" style:font-name-complex="Symbol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0">Załącznik nr 1</text:h>
      <text:h text:style-name="P3" text:outline-level="10">do Zarządzenia Dziekana nr 4/2020</text:h>
      <text:h text:style-name="P12" text:outline-level="10"/>
      <text:h text:style-name="P13" text:outline-level="10">(numer sprawy)<text:tab/>Warszawa, <text:span text:style-name="T7">10.04.2019</text:span></text:h>
      <text:h text:style-name="P12" text:outline-level="10"/>
      <text:h text:style-name="P12" text:outline-level="10"/>
      <text:h text:style-name="P4" text:outline-level="10">ZAMAWIAJĄCY</text:h>
      <text:h text:style-name="P4" text:outline-level="10">Politechnika Warszawska, Instytut Mikromechaniki i Fotoniki </text:h>
      <text:h text:style-name="P8" text:outline-level="10">realizując zamówienie na podstawie Art. 4 pkt 8 ustawy z dnia 29 stycznia 2004r.</text:h>
      <text:h text:style-name="P8" text:outline-level="10">Prawo zamówień publicznych</text:h>
      <text:h text:style-name="P8" text:outline-level="10"/>
      <text:h text:style-name="P9" text:outline-level="10">ZAPRASZA</text:h>
      <text:h text:style-name="P4" text:outline-level="10">do złożenia oferty cenowej na zadanie pn.:</text:h>
      <text:h text:style-name="P14" text:outline-level="10"/>
      <text:h text:style-name="P16" text:outline-level="10">Sprzęt komputerowy</text:h>
      <text:h text:style-name="P15" text:outline-level="10"/>
      <text:h text:style-name="P6" text:outline-level="10">1. Opis sposobu przygotowania oferty:</text:h>
      <text:h text:style-name="P6" text:outline-level="10"/>
      <text:h text:style-name="P18" text:outline-level="10">a) powinna być złożona w formie: </text:h>
      <text:h text:style-name="P18" text:outline-level="10">elektronicznie na adres <text:span text:style-name="T7">wojciech.krauze@pw.edu.pl</text:span>,</text:h>
      <text:h text:style-name="P18" text:outline-level="10">b) ceny (netto i brutto) w niej podane mają być wyrażone cyfrowo i słownie,</text:h>
      <text:h text:style-name="P18" text:outline-level="10">c) powinna być napisana w języku polskim, czytelnie i trwałą techniką,</text:h>
      <text:h text:style-name="P18" text:outline-level="10">d) powinna obejmować całość zamówienia.</text:h>
      <text:h text:style-name="P6" text:outline-level="10"/>
      <text:h text:style-name="P6" text:outline-level="10">2. Opis przedmiotu zamówienia: </text:h>
      <text:h text:style-name="P19" text:outline-level="10">W załączniku</text:h>
      <text:h text:style-name="P6" text:outline-level="10">3. Wymagany termin realizacji zamówienia: <text:span text:style-name="T7">do 4 tygodni</text:span></text:h>
      <text:h text:style-name="P6" text:outline-level="10"/>
      <text:h text:style-name="P6" text:outline-level="10">4. Oferta powinna zawierać następujące dokumenty:</text:h>
      <text:h text:style-name="P18" text:outline-level="10">a) Formularz propozycji wg załączonego wzoru,</text:h>
      <text:h text:style-name="P18" text:outline-level="10">b) Kserokopię aktualnego wpisu do właściwego rejestru, uprawniającego wykonawcę do występowania w obrocie prawnym,</text:h>
      <text:h text:style-name="P18" text:outline-level="10">c) Wypełniony i zaparafowany wzór umowy,</text:h>
      <text:h text:style-name="P6" text:outline-level="10"/>
      <text:h text:style-name="P6" text:outline-level="10">5. Opis sposobu obliczania ceny w składanej propozycji cenowej (ofertowej):</text:h>
      <text:h text:style-name="P6" text:outline-level="10">Zaproponowana cena powinna zawierać:</text:h>
      <text:h text:style-name="P17" text:outline-level="10"><text:span text:style-name="T5"></text:span><text:span text:style-name="T1"> Wartość netto </text:span><text:span text:style-name="T2">dostawy/</text:span><text:span text:style-name="T3">usługi</text:span><text:span text:style-name="T1"> określoną w oparciu o przedmiot zamówienia,</text:span></text:h>
      <text:h text:style-name="P17" text:outline-level="10"><text:span text:style-name="T5"></text:span><text:span text:style-name="T1"> Obowiązujący podatek od towarów i usług,</text:span></text:h>
      <text:h text:style-name="P17" text:outline-level="10"><text:span text:style-name="T5"></text:span><text:span text:style-name="T1"> Wartość brutto dostawy.</text:span></text:h>
      <text:h text:style-name="P6" text:outline-level="10"/>
      <text:h text:style-name="P6" text:outline-level="10"><text:soft-page-break/>6. Miejsce i termin złożenia oferty:</text:h>
      <text:h text:style-name="P6" text:outline-level="10">Ofertę należy złożyć w terminie do dnia <text:span text:style-name="T7">22.04.2019</text:span>, w formie zgodnej ze wskazaniem zamawiającego w pkt 1a. </text:h>
      <text:h text:style-name="P6" text:outline-level="10"/>
      <text:h text:style-name="P6" text:outline-level="10">7. Osobami uprawnionymi do kontaktów z wykonawcami z ramienia zamawiającego są:</text:h>
      <text:h text:style-name="P10" text:outline-level="10">Wojciech Krauze, tel. 691644129.</text:h>
      <text:h text:style-name="P2" text:outline-level="10"><text:span text:style-name="T4">e-mail: </text:span><text:a xlink:type="simple" xlink:href="mailto:wojciech.krauze@pw.edu.pl" text:style-name="Internet_20_link" text:visited-style-name="Visited_20_Internet_20_Link"><text:span text:style-name="Internet_20_link"><text:span text:style-name="T4">wojciech.krauze@pw.edu.pl</text:span></text:span></text:a></text:h>
      <text:h text:style-name="P6" text:outline-level="10"/>
      <text:h text:style-name="P6" text:outline-level="10">8. Informacje dotyczące zawierania umowy:</text:h>
      <text:h text:style-name="P18" text:outline-level="10">W terminie wyznaczonym przez zamawiającego w powiadomieniu o wyborze wykonawcy, wybrany wykonawca zobowiązany jest podpisać umowę z:</text:h>
      <text:h text:style-name="P18" text:outline-level="10"/>
      <text:h text:style-name="P6" text:outline-level="10">ZAMAWIAJĄCY </text:h>
      <text:h text:style-name="P6" text:outline-level="10">Politechnika Warszawska</text:h>
      <text:h text:style-name="P11" text:outline-level="10">Plac Politechniki 1</text:h>
      <text:h text:style-name="P6" text:outline-level="10">00-661 Warszawa</text:h>
      <text:h text:style-name="P6" text:outline-level="10">NIP: 5250005834</text:h>
      <text:h text:style-name="P6" text:outline-level="10"/>
      <text:h text:style-name="P6" text:outline-level="10">9. Załączniki:</text:h>
      <text:h text:style-name="P6" text:outline-level="10">1) Opis przedmiotu zamówienia</text:h>
      <text:h text:style-name="P6" text:outline-level="10">2) Wzór propozycji cenowej</text:h>
      <text:h text:style-name="P6" text:outline-level="10">3) Wzór umowy</text:h>
      <text:h text:style-name="P7" text:outline-level="10"><text:tab/>.........................................</text:h>
      <text:h text:style-name="P5" text:outline-level="10"><text:s text:c="106"/>(podpis)</text:h>
      <text:h text:style-name="P2" text:outline-level="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Droid Sans Devanagari" svg:font-family="'Droid Sans Devanagari'"/>
    <style:font-face style:name="Droid Sans Fallback" svg:font-family="'Droid Sans Fallback'"/>
    <style:font-face style:name="Liberation Sans" svg:font-family="'Liberation Sans'"/>
    <style:font-face style:name="Symbol" svg:font-family="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Times New Roman" fo:font-size="10pt" fo:letter-spacing="normal" fo:language="none" fo:country="none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left="0mm" fo:margin-right="0mm" fo:margin-top="0mm" fo:margin-bottom="0mm" loext:contextual-spacing="false" fo:line-height="100%" fo:text-align="start" style:justify-single-word="false" fo:text-indent="0mm" style:auto-text-indent="false" fo:padding="0mm" fo:border="none" style:text-autospace="ideograph-alpha" style:punctuation-wrap="hanging" style:line-break="strict" style:tab-stop-distance="12.51mm" style:writing-mode="page"/>
      <style:text-properties fo:color="#000000" style:text-position="0% 100%" style:font-name="Times New Roman" fo:font-size="10pt" fo:letter-spacing="normal" fo:language="none" fo:country="none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margin-top="0mm" fo:margin-bottom="2.82mm" loext:contextual-spacing="false" fo:line-height="108%" fo:text-align="start" style:justify-single-word="false"/>
    </style:style>
    <style:style style:name="Heading" style:family="paragraph" style:parent-style-name="Standard" style:class="text">
      <style:paragraph-properties fo:margin-top="4.23mm" fo:margin-bottom="2.12mm" loext:contextual-spacing="false"/>
      <style:text-properties style:font-name="Liberation Sans" fo:font-family="'Liberation Sans'" fo:font-size="14pt" style:font-name-asian="Droid Sans Fallback" style:font-family-asian="'Droid Sans Fallback'" style:font-name-complex="Droid Sans Devanagari" style:font-family-complex="'Droid Sans Devanagari'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Heading_20_1" style:display-name="Heading 1" style:family="paragraph" style:parent-style-name="Normal" style:class="text">
      <style:paragraph-properties fo:margin-top="8.47mm" fo:margin-bottom="3.53mm" loext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6.35mm" fo:margin-bottom="3.53mm" loext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5.64mm" fo:margin-bottom="3.53mm" loext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5.64mm" fo:margin-bottom="3.53mm" loext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5.64mm" fo:margin-bottom="3.53mm" loext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5.64mm" fo:margin-bottom="3.53mm" loext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5.64mm" fo:margin-bottom="3.53mm" loext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5.64mm" fo:margin-bottom="3.53mm" loext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5.64mm" fo:margin-bottom="3.53mm" loext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2.7mm" fo:margin-right="0mm" fo:margin-top="0mm" fo:margin-bottom="0mm" loext:contextual-spacing="true" fo:text-indent="0mm" style:auto-text-indent="false"/>
    </style:style>
    <style:style style:name="No_20_Spacing" style:display-name="No Spacing" style:family="paragraph">
      <style:paragraph-properties fo:margin-top="0mm" fo:margin-bottom="0mm" loext:contextual-spacing="false" fo:line-height="100%"/>
    </style:style>
    <style:style style:name="Title" style:family="paragraph" style:parent-style-name="Normal" style:class="chapter">
      <style:paragraph-properties fo:margin-top="5.29mm" fo:margin-bottom="3.53mm" loext:contextual-spacing="true"/>
      <style:text-properties fo:font-size="24pt"/>
    </style:style>
    <style:style style:name="Subtitle" style:family="paragraph" style:parent-style-name="Normal" style:class="chapter">
      <style:paragraph-properties fo:margin-top="3.53mm" fo:margin-bottom="3.53mm" loext:contextual-spacing="false"/>
      <style:text-properties fo:font-size="12pt"/>
    </style:style>
    <style:style style:name="Quote" style:family="paragraph" style:parent-style-name="Normal">
      <style:paragraph-properties fo:margin-left="12.7mm" fo:margin-right="12.7mm" fo:text-indent="0mm" style:auto-text-indent="false"/>
      <style:text-properties fo:font-style="italic"/>
    </style:style>
    <style:style style:name="Intense_20_Quote" style:display-name="Intense Quote" style:family="paragraph" style:parent-style-name="Normal">
      <style:paragraph-properties fo:margin-left="12.7mm" fo:margin-right="12.7mm" fo:margin-top="0mm" fo:margin-bottom="0mm" loext:contextual-spacing="true" fo:text-indent="0mm" style:auto-text-indent="false" fo:padding="0m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Normal" style:class="extra">
      <style:paragraph-properties fo:margin-top="0mm" fo:margin-bottom="0mm" loext:contextual-spacing="false" fo:line-height="100%">
        <style:tab-stops>
          <style:tab-stop style:position="125.99mm" style:type="center"/>
          <style:tab-stop style:position="252.01mm" style:type="right"/>
        </style:tab-stops>
      </style:paragraph-properties>
    </style:style>
    <style:style style:name="Footer" style:family="paragraph" style:parent-style-name="Normal" style:class="extra">
      <style:paragraph-properties fo:margin-top="0mm" fo:margin-bottom="0mm" loext:contextual-spacing="false" fo:line-height="100%">
        <style:tab-stops>
          <style:tab-stop style:position="125.99mm" style:type="center"/>
          <style:tab-stop style:position="252.01m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mm" fo:margin-bottom="0.71mm" loext:contextual-spacing="false" fo:line-height="100%"/>
      <style:text-properties fo:font-size="9pt"/>
    </style:style>
    <style:style style:name="toc_20_1" style:display-name="toc 1" style:family="paragraph" style:parent-style-name="Normal">
      <style:paragraph-properties fo:margin-left="0mm" fo:margin-right="0mm" fo:margin-top="0mm" fo:margin-bottom="1.01mm" loext:contextual-spacing="false" fo:text-indent="0mm" style:auto-text-indent="false"/>
    </style:style>
    <style:style style:name="toc_20_2" style:display-name="toc 2" style:family="paragraph" style:parent-style-name="Normal">
      <style:paragraph-properties fo:margin-left="4.99mm" fo:margin-right="0mm" fo:margin-top="0mm" fo:margin-bottom="1.01mm" loext:contextual-spacing="false" fo:text-indent="0mm" style:auto-text-indent="false"/>
    </style:style>
    <style:style style:name="toc_20_3" style:display-name="toc 3" style:family="paragraph" style:parent-style-name="Normal">
      <style:paragraph-properties fo:margin-left="10mm" fo:margin-right="0mm" fo:margin-top="0mm" fo:margin-bottom="1.01mm" loext:contextual-spacing="false" fo:text-indent="0mm" style:auto-text-indent="false"/>
    </style:style>
    <style:style style:name="toc_20_4" style:display-name="toc 4" style:family="paragraph" style:parent-style-name="Normal">
      <style:paragraph-properties fo:margin-left="14.99mm" fo:margin-right="0mm" fo:margin-top="0mm" fo:margin-bottom="1.01mm" loext:contextual-spacing="false" fo:text-indent="0mm" style:auto-text-indent="false"/>
    </style:style>
    <style:style style:name="toc_20_5" style:display-name="toc 5" style:family="paragraph" style:parent-style-name="Normal">
      <style:paragraph-properties fo:margin-left="20mm" fo:margin-right="0mm" fo:margin-top="0mm" fo:margin-bottom="1.01mm" loext:contextual-spacing="false" fo:text-indent="0mm" style:auto-text-indent="false"/>
    </style:style>
    <style:style style:name="toc_20_6" style:display-name="toc 6" style:family="paragraph" style:parent-style-name="Normal">
      <style:paragraph-properties fo:margin-left="24.99mm" fo:margin-right="0mm" fo:margin-top="0mm" fo:margin-bottom="1.01mm" loext:contextual-spacing="false" fo:text-indent="0mm" style:auto-text-indent="false"/>
    </style:style>
    <style:style style:name="toc_20_7" style:display-name="toc 7" style:family="paragraph" style:parent-style-name="Normal">
      <style:paragraph-properties fo:margin-left="30mm" fo:margin-right="0mm" fo:margin-top="0mm" fo:margin-bottom="1.01mm" loext:contextual-spacing="false" fo:text-indent="0mm" style:auto-text-indent="false"/>
    </style:style>
    <style:style style:name="toc_20_8" style:display-name="toc 8" style:family="paragraph" style:parent-style-name="Normal">
      <style:paragraph-properties fo:margin-left="35mm" fo:margin-right="0mm" fo:margin-top="0mm" fo:margin-bottom="1.01mm" loext:contextual-spacing="false" fo:text-indent="0mm" style:auto-text-indent="false"/>
    </style:style>
    <style:style style:name="toc_20_9" style:display-name="toc 9" style:family="paragraph" style:parent-style-name="Normal">
      <style:paragraph-properties fo:margin-left="40.01mm" fo:margin-right="0mm" fo:margin-top="0mm" fo:margin-bottom="1.01mm" loext:contextual-spacing="false" fo:text-indent="0mm" style:auto-text-indent="false"/>
    </style:style>
    <style:style style:name="TOC_20_Heading" style:display-name="TOC Heading" style:family="paragraph"/>
    <style:style style:name="Normal" style:family="paragraph">
      <style:text-properties fo:color="#000000" style:text-position="0% 100%" style:font-name="Calibri" fo:font-family="Calibri" fo:font-size="11pt" fo:letter-spacing="normal" style:font-name-asian="Calibri" style:font-family-asian="Calibri" style:font-name-complex="DejaVu Sans" style:font-family-complex="'DejaVu Sans'"/>
    </style:style>
    <style:style style:name="List" style:family="paragraph" style:parent-style-name="Text_20_body" style:class="list">
      <style:text-properties style:font-name-complex="Droid Sans Devanagari" style:font-family-complex="'Droid Sans Devanagari'"/>
    </style:style>
    <style:style style:name="Caption" style:family="paragraph" style:parent-style-name="Standard" style:class="extra">
      <style:paragraph-properties fo:margin-top="2.12mm" fo:margin-bottom="2.12mm" loext:contextual-spacing="false"/>
      <style:text-properties fo:font-size="12pt" fo:font-style="italic" style:font-name-complex="Droid Sans Devanagari" style:font-family-complex="'Droid Sans Devanagari'"/>
    </style:style>
    <style:style style:name="Index" style:family="paragraph" style:parent-style-name="Standard" style:class="index">
      <style:text-properties style:font-name-complex="Droid Sans Devanagari" style:font-family-complex="'Droid Sans Devanagari'"/>
    </style:style>
    <style:style style:name="Heading_20_1_20_Char" style:display-name="Heading 1 Char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33% 58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Numbering_20_Symbols" style:display-name="Numbering Symbols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%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bullet-char="%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bullet-char="%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bullet-char="%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bullet-char="%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bullet-char="%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bullet-char="%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bullet-char="%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bullet-char="%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/>
    <meta:creation-date/>
    <meta:editing-cycles>2</meta:editing-cycles>
    <meta:editing-duration>PT3M57S</meta:editing-duration>
    <dc:date>2020-08-11T16:19:56.930393636</dc:date>
    <dc:creator>Wojciech Krauze</dc:creator>
    <meta:document-statistic meta:table-count="0" meta:image-count="0" meta:object-count="0" meta:page-count="2" meta:paragraph-count="46" meta:word-count="259" meta:character-count="2010" meta:non-whitespace-character-count="1685"/>
  </office:meta>
</office:document-meta>
</file>